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4.26cm" style:rel-column-width="18687*"/>
    </style:style>
    <style:style style:name="Table12.B" style:family="table-column">
      <style:table-column-properties style:column-width="10.679cm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Code_20_Listing">
      <style:text-properties fo:color="#000080"/>
    </style:style>
    <style:style style:name="P6" style:family="paragraph" style:parent-style-name="Code_20_Listing"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Criteria_20_Body" style:list-style-name="L1"/>
    <style:style style:name="P12" style:family="paragraph" style:parent-style-name="Standard" style:list-style-name="L1"/>
    <style:style style:name="P13" style:family="paragraph" style:parent-style-name="Method_20_Title">
      <style:paragraph-properties fo:break-before="page"/>
    </style:style>
    <style:style style:name="P14" style:family="paragraph" style:parent-style-name="Method_20_Listing_20_Title">
      <style:paragraph-properties fo:break-before="page"/>
    </style:style>
    <style:style style:name="P15" style:family="paragraph" style:parent-style-name="Cod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erialize\iSerialize</text:h>
      <text:p text:style-name="Class_20_Description"/>
      <text:p text:style-name="Class_20_Description">The <text:span text:style-name="Class_20_Variables"><text:span text:style-name="T3">Serialize\iSerialize</text:span></text:span> interface provides templates of the methods expected to be implemented by the interfacing clas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erialize\iSerialize</text:span> class are:</text:p>
      <text:p text:style-name="Criteria_20_Body"/>
      <text:list xml:id="list1714118160" text:style-name="L1">
        <text:list-item>
          <text:p text:style-name="P11">Uses the <text:span text:style-name="Class_20_Variables">Library/Serialize</text:span> namespace;</text:p>
        </text:list-item>
        <text:list-item>
          <text:p text:style-name="P12">Does not implement any methods nor define any properties or constants.</text:p>
        </text:list-item>
      </text:list>
      <text:p text:style-name="Standard"/>
      <text:h text:style-name="P14" text:outline-level="4">Interface Methods</text:h>
      <text:p text:style-name="Method_20_Body"/>
      <text:p text:style-name="Method_20_Body">The <text:span text:style-name="Class_20_Variables">Serialize\iSerialize</text:span> interface defines the following mandatory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8"><text:a xlink:type="simple" xlink:href="#connect"><text:span text:style-name="T1">connect</text:span></text:a></text:p>
          </table:table-cell>
          <table:table-cell table:style-name="Table3.B2" office:value-type="string">
            <text:p text:style-name="Method_20_Table_20_Description">Connect the caller.</text:p>
          </table:table-cell>
        </table:table-row>
        <table:table-row>
          <table:table-cell table:style-name="Table3.A2" office:value-type="string">
            <text:p text:style-name="P9"><text:a xlink:type="simple" xlink:href="#disconnect">disconnect</text:a></text:p>
          </table:table-cell>
          <table:table-cell table:style-name="Table3.B2" office:value-type="string">
            <text:p text:style-name="Method_20_Table_20_Description">Disconnect the caller.</text:p>
          </table:table-cell>
        </table:table-row>
        <table:table-row>
          <table:table-cell table:style-name="Table3.A2" office:value-type="string">
            <text:p text:style-name="P9"><text:a xlink:type="simple" xlink:href="#read">read</text:a></text:p>
          </table:table-cell>
          <table:table-cell table:style-name="Table3.B2" office:value-type="string">
            <text:p text:style-name="P2">Read the object from the supplied source without unserializing.</text:p>
          </table:table-cell>
        </table:table-row>
        <table:table-row>
          <table:table-cell table:style-name="Table3.A2" office:value-type="string">
            <text:p text:style-name="P9"><text:a xlink:type="simple" xlink:href="#write">write</text:a></text:p>
          </table:table-cell>
          <table:table-cell table:style-name="Table3.B2" office:value-type="string">
            <text:p text:style-name="P2">Store the pre-serialized data.</text:p>
          </table:table-cell>
        </table:table-row>
        <table:table-row>
          <table:table-cell table:style-name="Table3.A2" office:value-type="string">
            <text:p text:style-name="P9"><text:a xlink:type="simple" xlink:href="#source">source</text:a></text:p>
          </table:table-cell>
          <table:table-cell table:style-name="Table3.B2" office:value-type="string">
            <text:p text:style-name="P2">(Sets and) returns the source name.</text:p>
          </table:table-cell>
        </table:table-row>
        <table:table-row>
          <table:table-cell table:style-name="Table3.A2" office:value-type="string">
            <text:p text:style-name="P9"><text:a xlink:type="simple" xlink:href="#adapter">adapter</text:a></text:p>
          </table:table-cell>
          <table:table-cell table:style-name="Table3.B2" office:value-type="string">
            <text:p text:style-name="P2">Returns the adapter class property.</text:p>
          </table:table-cell>
        </table:table-row>
        <table:table-row>
          <table:table-cell table:style-name="Table3.A2" office:value-type="string">
            <text:p text:style-name="P9"><text:a xlink:type="simple" xlink:href="#properties">properties</text:a></text:p>
          </table:table-cell>
          <table:table-cell table:style-name="Table3.B2" office:value-type="string">
            <text:p text:style-name="Method_20_Table_20_Description">(Sets and) returns the Property instance.</text:p>
          </table:table-cell>
        </table:table-row>
        <table:table-row>
          <table:table-cell table:style-name="Table3.A2" office:value-type="string">
            <text:p text:style-name="P9"><text:a xlink:type="simple" xlink:href="#buffer">buffer</text:a></text:p>
          </table:table-cell>
          <table:table-cell table:style-name="Table3.B2" office:value-type="string">
            <text:p text:style-name="Method_20_Table_20_Description">Returns the cache buffer.</text:p>
          </table:table-cell>
        </table:table-row>
      </table:table>
      <text:p text:style-name="Standard"/>
      <text:h text:style-name="Method_20_Listing_20_Title" text:outline-level="4"/>
      <text:h text:style-name="P13" text:outline-level="5"><text:bookmark-start text:name="connect"/><text:bookmark-start text:name="__construct"/>c<text:bookmark-end text:name="__construct"/>onnect<text:bookmark-end text:name="connect"/></text:h>
      <text:p text:style-name="Method_20_Body"/>
      <text:p text:style-name="Method_20_Body">Connect to the adapter.</text:p>
      <text:p text:style-name="Method_20_Body"/>
      <text:p text:style-name="P5">/**</text:p>
      <text:p text:style-name="P5"><text:s/>* connect.</text:p>
      <text:p text:style-name="P5"><text:s/>*</text:p>
      <text:p text:style-name="P5"><text:s/>* connect the caller. This is the factory entry point</text:p>
      <text:p text:style-name="P5"><text:s/>* <text:span text:style-name="T2">@param</text:span> object $properties = (optional) Library\Properties instance</text:p>
      <text:p text:style-name="P5"><text:s/>* <text:span text:style-name="T2">@return</text:span> boolean true = successful, false = failed.</text:p>
      <text:p text:style-name="P5"><text:s/>*/</text:p>
      <text:p text:style-name="P5">public function connect($properties=null);</text:p>
      <text:p text:style-name="Method_20_Body"/>
      <text:p text:style-name="Method_20_Body">The <text:span text:style-name="T2">conne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roperties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10">$properties</text:p>
          </table:table-cell>
          <table:table-cell table:style-name="Table8.B2" office:value-type="string">
            <text:p text:style-name="P3">Adapter properties in a <text:span text:style-name="Class_20_Variables">Properties</text:span> object or array.</text:p>
          </table:table-cell>
        </table:table-row>
      </table:table>
      <text:p text:style-name="Method_20_Body"/>
      <text:p text:style-name="Method_20_Body">The <text:span text:style-name="Class_20_Variables">connect</text:span> class is expected to create the necessary connection between the caller and the <text:span text:style-name="Class_20_Variables">Serialize</text:span> adapter.</text:p>
      <text:p text:style-name="Method_20_Body"/>
      <text:p text:style-name="Method_20_Body"/>
      <text:h text:style-name="P13" text:outline-level="5"><text:bookmark-start text:name="disconnect"/><text:bookmark-start text:name="__destruct"/>d<text:bookmark-end text:name="__destruct"/>isconnect<text:bookmark-end text:name="disconnect"/></text:h>
      <text:p text:style-name="Method_20_Body"/>
      <text:p text:style-name="Method_20_Body">Disconnect the caller.</text:p>
      <text:p text:style-name="Method_20_Body"/>
      <text:p text:style-name="P5">/**</text:p>
      <text:p text:style-name="P5"><text:s/>* disconnect.</text:p>
      <text:p text:style-name="P5"><text:s/>*</text:p>
      <text:p text:style-name="P5"><text:s/>* disconnect from the user - prepare for termination.</text:p>
      <text:p text:style-name="P5"><text:s/>* <text:span text:style-name="T2">@return</text:span> boolean true = successful, false = unable to disconnect.</text:p>
      <text:p text:style-name="P5"><text:s/>*/</text:p>
      <text:p text:style-name="P5">public function disconnect();</text:p>
      <text:p text:style-name="Method_20_Body"/>
      <text:p text:style-name="Method_20_Body">The <text:span text:style-name="Class_20_Variables">disconnect</text:span> method is expected to disconnect the caller from the <text:span text:style-name="Class_20_Variables">Serialize</text:span> adapter and return a boolean true if the disconnect was successful, false if not successful.</text:p>
      <text:p text:style-name="Method_20_Body"/>
      <text:h text:style-name="P13" text:outline-level="5"><text:bookmark-start text:name="read"/>read<text:bookmark-end text:name="read"/></text:h>
      <text:p text:style-name="Method_20_Body"/>
      <text:p text:style-name="Method_20_Body">Read the object from the specified source without unserializing.</text:p>
      <text:p text:style-name="Method_20_Body"/>
      <text:p text:style-name="P5">/**</text:p>
      <text:p text:style-name="P5"><text:s/>* read</text:p>
      <text:p text:style-name="P5"><text:s/>*</text:p>
      <text:p text:style-name="P5"><text:s/>* Read from the source and return the buffer</text:p>
      <text:p text:style-name="P5"><text:s/>* <text:span text:style-name="T2">@param</text:span> string $source = (optional) source name</text:p>
      <text:p text:style-name="P5"><text:s/>* <text:span text:style-name="T2">@return</text:span> string $buffer = response buffer</text:p>
      <text:p text:style-name="P5"><text:s/>* <text:span text:style-name="T2">@throws</text:span> Exception</text:p>
      <text:p text:style-name="P5"><text:s/>*/</text:p>
      <text:p text:style-name="P5">public function read($source=null);</text:p>
      <text:p text:style-name="Method_20_Body"/>
      <text:p text:style-name="Method_20_Body">The <text:span text:style-name="T2">read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ropertie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0">$source</text:p>
          </table:table-cell>
          <table:table-cell table:style-name="Table5.B2" office:value-type="string">
            <text:p text:style-name="P4">The source name.</text:p>
          </table:table-cell>
        </table:table-row>
      </table:table>
      <text:p text:style-name="Method_20_Body"/>
      <text:p text:style-name="Method_20_Body">The <text:span text:style-name="Class_20_Variables">read</text:span> method is expected to read data from the specified source, or the <text:span text:style-name="Class_20_Variables">$source</text:span> class property if the <text:span text:style-name="Class_20_Variables">$source</text:span> parameter is null, and return the data in a buffer. <text:s/></text:p>
      <text:p text:style-name="Method_20_Body"/>
      <text:p text:style-name="Method_20_Body">On an error condition, the <text:span text:style-name="Class_20_Variables">read</text:span> method is expected to throw a <text:span text:style-name="Class_20_Variables">Serialize\Exception</text:span>.</text:p>
      <text:p text:style-name="Method_20_Body"/>
      <text:p text:style-name="Method_20_Body"/>
      <text:p text:style-name="Method_20_Body"/>
      <text:p text:style-name="Method_20_Body"/>
      <text:h text:style-name="P13" text:outline-level="5"><text:bookmark-start text:name="write"/>write<text:bookmark-end text:name="write"/></text:h>
      <text:p text:style-name="Method_20_Body"/>
      <text:p text:style-name="Method_20_Body">Write the object to the designated source.</text:p>
      <text:p text:style-name="Method_20_Body"/>
      <text:p text:style-name="P5">/**</text:p>
      <text:p text:style-name="P5"><text:s/>* write</text:p>
      <text:p text:style-name="P5"><text:s/>*</text:p>
      <text:p text:style-name="P5"><text:s/>* Save to the source entry point</text:p>
      <text:p text:style-name="P5"><text:s/>* <text:span text:style-name="T2">@param</text:span> string $buffer = A reference to the buffer to be written.</text:p>
      <text:p text:style-name="P5"><text:s/>* <text:span text:style-name="T2">@param</text:span> string $source = (optional) source name</text:p>
      <text:p text:style-name="P5"><text:s/>* <text:span text:style-name="T2">@throws</text:span> Exception</text:p>
      <text:p text:style-name="P5"><text:s/>*/</text:p>
      <text:p text:style-name="P5">public function write(&amp;$buffer, $source=null);</text:p>
      <text:p text:style-name="Method_20_Body"/>
      <text:p text:style-name="Method_20_Body">The <text:span text:style-name="T2">write</text:span> class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10">$buffer</text:p>
          </table:table-cell>
          <table:table-cell table:style-name="Table1.B2" office:value-type="string">
            <text:p text:style-name="P4">A reference to the buffer to be written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0">$source</text:p>
          </table:table-cell>
          <table:table-cell table:style-name="Table2.B2" office:value-type="string">
            <text:p text:style-name="P4">The source name.</text:p>
          </table:table-cell>
        </table:table-row>
      </table:table>
      <text:p text:style-name="Method_20_Body"/>
      <text:p text:style-name="Method_20_Body">The <text:span text:style-name="Class_20_Variables">write</text:span> method is expected to write data from the buffer to the specified source, or the <text:span text:style-name="Class_20_Variables">$source</text:span> class property, if the <text:span text:style-name="Class_20_Variables">$source</text:span> parameter is null. <text:s/></text:p>
      <text:p text:style-name="Method_20_Body"/>
      <text:p text:style-name="Method_20_Body">On an error condition, the <text:span text:style-name="Class_20_Variables">write</text:span> method is expected to throw a <text:span text:style-name="Class_20_Variables">Serialize\Exception</text:span>.</text:p>
      <text:p text:style-name="Method_20_Body"/>
      <text:p text:style-name="Method_20_Body"/>
      <text:h text:style-name="P13" text:outline-level="5"><text:bookmark-start text:name="source"/>source<text:bookmark-end text:name="source"/></text:h>
      <text:p text:style-name="Method_20_Body"/>
      <text:p text:style-name="Method_20_Body">(Sets and) returns the source name.</text:p>
      <text:p text:style-name="Method_20_Body"/>
      <text:p text:style-name="P5">/**</text:p>
      <text:p text:style-name="P5"><text:s/>* source</text:p>
      <text:p text:style-name="P5"><text:s/>*</text:p>
      <text:p text:style-name="P5"><text:s/>* (Sets and) returns the source name.</text:p>
      <text:p text:style-name="P5"><text:s/>* <text:span text:style-name="T2">@param</text:span> string $source = (optional) source name, null to query</text:p>
      <text:p text:style-name="P5"><text:s/>* <text:span text:style-name="T2">@return</text:span> string $source</text:p>
      <text:p text:style-name="P5"><text:s/>*/</text:p>
      <text:p text:style-name="P5">public function source($source=null);</text:p>
      <text:p text:style-name="Method_20_Body"/>
      <text:p text:style-name="Method_20_Body">The <text:span text:style-name="Class_20_Variables">source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Properties</text:p>
          </table:table-cell>
          <table:table-cell table:style-name="Table11.B1" office:value-type="string">
            <text:p text:style-name="P7">Description</text:p>
          </table:table-cell>
        </table:table-row>
        <table:table-row>
          <table:table-cell table:style-name="Table11.A2" office:value-type="string">
            <text:p text:style-name="P10">$source</text:p>
          </table:table-cell>
          <table:table-cell table:style-name="Table11.B2" office:value-type="string">
            <text:p text:style-name="P4">The source/destination name.</text:p>
          </table:table-cell>
        </table:table-row>
      </table:table>
      <text:p text:style-name="Method_20_Body"/>
      <text:p text:style-name="Method_20_Body">If the <text:span text:style-name="Class_20_Variables">$source</text:span> parameter is not null, he <text:span text:style-name="Class_20_Variables">source</text:span> method is expected to store the <text:span text:style-name="Class_20_Variables">$source</text:span> parameter in a class property.</text:p>
      <text:p text:style-name="Method_20_Body"/>
      <text:p text:style-name="Method_20_Body">The <text:span text:style-name="Class_20_Variables">source</text:span> method is expected to return the <text:span text:style-name="Class_20_Variables">$source</text:span> class property.</text:p>
      <text:p text:style-name="Method_20_Body"/>
      <text:p text:style-name="Method_20_Body"/>
      <text:h text:style-name="P13" text:outline-level="5"><text:bookmark-start text:name="adapter"/>adapter<text:bookmark-end text:name="adapter"/></text:h>
      <text:p text:style-name="Method_20_Body"/>
      <text:p text:style-name="Method_20_Body">Returns the adapter class property.</text:p>
      <text:p text:style-name="Method_20_Body"/>
      <text:p text:style-name="P5">/**</text:p>
      <text:p text:style-name="P5"><text:s/>* adapter</text:p>
      <text:p text:style-name="P5"><text:s/>*</text:p>
      <text:p text:style-name="P5"><text:s/>* get the implementation adapter.</text:p>
      <text:p text:style-name="P5"><text:s/>* <text:span text:style-name="T2">@return</text:span> object $adapter = adapter.</text:p>
      <text:p text:style-name="P5"><text:s/>*/</text:p>
      <text:p text:style-name="P5">public function adapter();</text:p>
      <text:p text:style-name="Method_20_Body"/>
      <text:p text:style-name="Method_20_Body">The <text:span text:style-name="Class_20_Variables">adapter</text:span> method is expected to return the adapter class property.</text:p>
      <text:p text:style-name="Method_20_Body"/>
      <text:p text:style-name="Method_20_Body"/>
      <text:h text:style-name="P13" text:outline-level="5"><text:bookmark-start text:name="properties"/>properties<text:bookmark-end text:name="properties"/></text:h>
      <text:p text:style-name="Method_20_Body"/>
      <text:p text:style-name="Method_20_Body">(Sets and) returns the <text:span text:style-name="Class_20_Variables">Properties</text:span> class property.</text:p>
      <text:p text:style-name="Method_20_Body"/>
      <text:p text:style-name="P5">/**</text:p>
      <text:p text:style-name="P5"><text:s/>* properties</text:p>
      <text:p text:style-name="P5"><text:s/>*</text:p>
      <text:p text:style-name="P5"><text:s/>* get/set the connection properties</text:p>
      <text:p text:style-name="P5"><text:s/>* <text:span text:style-name="T2">@param</text:span> object $properties = (optional) connection properties</text:p>
      <text:p text:style-name="P5"><text:s/>* <text:span text:style-name="T2">@return</text:span> object $properties</text:p>
      <text:p text:style-name="P5"><text:s/>*/</text:p>
      <text:p text:style-name="P5">public function properties($properties=null);</text:p>
      <text:p text:style-name="Method_20_Body"/>
      <text:p text:style-name="Method_20_Body">The <text:span text:style-name="Class_20_Variables">properties</text:span> method expects a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Properties</text:p>
          </table:table-cell>
          <table:table-cell table:style-name="Table12.B1" office:value-type="string">
            <text:p text:style-name="P7">Description</text:p>
          </table:table-cell>
        </table:table-row>
        <table:table-row>
          <table:table-cell table:style-name="Table12.A2" office:value-type="string">
            <text:p text:style-name="P10">$properties</text:p>
          </table:table-cell>
          <table:table-cell table:style-name="Table12.B2" office:value-type="string">
            <text:p text:style-name="P4">The <text:span text:style-name="Class_20_Variables">Properties</text:span> instance to set.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properties</text:span> method is expected to store the <text:span text:style-name="Class_20_Variables">$properties</text:span> parameter in a class property.</text:p>
      <text:p text:style-name="Method_20_Body"/>
      <text:p text:style-name="Method_20_Body">The <text:span text:style-name="Class_20_Variables">properties</text:span> method is expected to return the <text:span text:style-name="Class_20_Variables">$properties</text:span> class property.</text:p>
      <text:p text:style-name="Method_20_Body"/>
      <text:h text:style-name="P13" text:outline-level="5"><text:bookmark-start text:name="buffer"/>buffer<text:bookmark-end text:name="buffer"/></text:h>
      <text:p text:style-name="Method_20_Body"/>
      <text:p text:style-name="Method_20_Body">Returns the contents of the buffer class property.</text:p>
      <text:p text:style-name="Method_20_Body"/>
      <text:p text:style-name="P5">/**</text:p>
      <text:p text:style-name="P5"><text:s/>* buffer</text:p>
      <text:p text:style-name="P5"><text:s/>*</text:p>
      <text:p text:style-name="P5"><text:s/>* get cache buffer</text:p>
      <text:p text:style-name="P5"><text:s/>* <text:span text:style-name="T2">@return</text:span> string $buffer</text:p>
      <text:p text:style-name="P5"><text:s/>*/</text:p>
      <text:p text:style-name="P5">public function buffer();</text:p>
      <text:p text:style-name="Method_20_Body"/>
      <text:p text:style-name="Method_20_Body">The <text:span text:style-name="Class_20_Variables">buffer</text:span> method is expected to return the contents of the local cache (read/write) buffer.</text:p>
      <text:p text:style-name="Method_20_Body"/>
      <text:h text:style-name="P15" text:outline-level="3">Source Listing</text:h>
      <text:p text:style-name="Coding_20_Body"/>
      <text:p text:style-name="P6">&lt;?php</text:p>
      <text:p text:style-name="P6">namespace Library\Serialize;</text:p>
      <text:p text:style-name="P6"/>
      <text:p text:style-name="P6">/*</text:p>
      <text:p text:style-name="P6"><text:s/>* <text:tab/>Serialize\iSerialize is copyright © 2012. EarthWalk Software.</text:p>
      <text:p text:style-name="P6"><text:s/>* <text:tab/>Licensed under the Academic Free License version 3.0.</text:p>
      <text:p text:style-name="P6"><text:s/>* <text:tab/>Refer to the file named License.txt provided with the source,</text:p>
      <text:p text:style-name="P6"><text:s/>* <text:tab/> <text:s text:c="2"/>or from http://opensource.org/licenses/academic.php</text:p>
      <text:p text:style-name="P6"><text:s/>*/</text:p>
      <text:p text:style-name="P6">/**</text:p>
      <text:p text:style-name="P6"><text:s/>* Serialize\iSerialize.</text:p>
      <text:p text:style-name="P6"><text:s/>*</text:p>
      <text:p text:style-name="P6"><text:s/>* Serialize adapter interface.</text:p>
      <text:p text:style-name="P6"><text:s/>* <text:span text:style-name="T2">@author</text:span> Jay Wheeler.</text:p>
      <text:p text:style-name="P6"><text:s/>* <text:span text:style-name="T2">@version</text:span> 1.0</text:p>
      <text:p text:style-name="P6"><text:s/>* <text:span text:style-name="T2">@copyright</text:span> © 2012. EarthWalk Software.</text:p>
      <text:p text:style-name="P6"><text:s/>* <text:span text:style-name="T2">@license</text:span> Licensed under the Academic Free License version 3.0.</text:p>
      <text:p text:style-name="P6"><text:s/>* <text:span text:style-name="T2">@package</text:span> Library</text:p>
      <text:p text:style-name="P6"><text:s/>* <text:span text:style-name="T2">@subpackage</text:span> Serialize.</text:p>
      <text:p text:style-name="P6"><text:s/>*/</text:p>
      <text:p text:style-name="P6">interface iSerialize</text:p>
      <text:p text:style-name="P6">{</text:p>
      <text:p text:style-name="P6"><text:s text:c="2"/><text:tab/>/**</text:p>
      <text:p text:style-name="P6"><text:s text:c="2"/><text:tab/> * connect.</text:p>
      <text:p text:style-name="P6"><text:s text:c="2"/><text:tab/> *</text:p>
      <text:p text:style-name="P6"><text:s text:c="2"/><text:tab/> * connect the caller. This is the factory entry point</text:p>
      <text:p text:style-name="P6"><text:s text:c="2"/><text:tab/> * <text:span text:style-name="T2">@param</text:span> object $properties = (optional) Library\Properties instance</text:p>
      <text:p text:style-name="P6"><text:s text:c="2"/><text:tab/> * <text:span text:style-name="T2">@return</text:span> boolean true = successful, false = failed.</text:p>
      <text:p text:style-name="P6"><text:s text:c="2"/><text:tab/> */</text:p>
      <text:p text:style-name="P6"><text:tab/>public function connect($properties=null);</text:p>
      <text:p text:style-name="P6"/>
      <text:p text:style-name="P6"><text:tab/>/**</text:p>
      <text:p text:style-name="P6"><text:s text:c="2"/><text:tab/> * disconnect.</text:p>
      <text:p text:style-name="P6"><text:s text:c="2"/><text:tab/> *</text:p>
      <text:p text:style-name="P6"><text:s text:c="2"/><text:tab/> * disconnect from the user - prepare for termination.</text:p>
      <text:p text:style-name="P6"><text:s text:c="2"/><text:tab/> * <text:span text:style-name="T2">@return</text:span> boolean true = successful, false = unable to disconnect.</text:p>
      <text:p text:style-name="P6"><text:s text:c="2"/><text:tab/> */</text:p>
      <text:p text:style-name="P6"><text:s text:c="2"/><text:tab/>public function disconnect();</text:p>
      <text:p text:style-name="P6"/>
      <text:p text:style-name="P6"><text:tab/>/**</text:p>
      <text:p text:style-name="P6"><text:tab/> * read</text:p>
      <text:p text:style-name="P6"><text:tab/> *</text:p>
      <text:p text:style-name="P6"><text:tab/> * Load from source entry point</text:p>
      <text:p text:style-name="P6"><text:tab/> * <text:span text:style-name="T2">@param</text:span> string $source = (optional) source name</text:p>
      <text:p text:style-name="P6"><text:tab/> * <text:span text:style-name="T2">@return</text:span> string $buffer = response buffer</text:p>
      <text:p text:style-name="P6"><text:tab/> * <text:span text:style-name="T2">@throws</text:span> Exception</text:p>
      <text:p text:style-name="P6"><text:tab/> */</text:p>
      <text:p text:style-name="P6"><text:tab/>public function read($source=null);</text:p>
      <text:p text:style-name="P6"/>
      <text:p text:style-name="P6"><text:tab/>/**</text:p>
      <text:p text:style-name="P6"><text:tab/> * write</text:p>
      <text:p text:style-name="P6"><text:tab/> *</text:p>
      <text:p text:style-name="P6"><text:tab/> * Save to the source entry point</text:p>
      <text:p text:style-name="P6"><text:tab/> * <text:span text:style-name="T2">@param</text:span> string $buffer = response buffer</text:p>
      <text:p text:style-name="P6"><text:tab/> * <text:span text:style-name="T2">@param</text:span> string $source = (optional) source name</text:p>
      <text:p text:style-name="P6"><text:tab/> * <text:span text:style-name="T2">@throws</text:span> Exception</text:p>
      <text:p text:style-name="P6"><text:tab/> */</text:p>
      <text:p text:style-name="P6"><text:tab/>public function write(&amp;$buffer, $source=null);</text:p>
      <text:p text:style-name="P6"/>
      <text:p text:style-name="P6"><text:soft-page-break/><text:tab/>/**</text:p>
      <text:p text:style-name="P6"><text:tab/> * properties</text:p>
      <text:p text:style-name="P6"><text:tab/> *</text:p>
      <text:p text:style-name="P6"><text:tab/> * get/set the connection properties</text:p>
      <text:p text:style-name="P6"><text:tab/> * <text:span text:style-name="T2">@param</text:span> object $properties = (optional) connection properties</text:p>
      <text:p text:style-name="P6"><text:tab/> * <text:span text:style-name="T2">@return</text:span> object $properties</text:p>
      <text:p text:style-name="P6"><text:tab/> */</text:p>
      <text:p text:style-name="P6"><text:tab/>public function properties($properties=null);</text:p>
      <text:p text:style-name="P6"/>
      <text:p text:style-name="P6"><text:tab/>/**</text:p>
      <text:p text:style-name="P6"><text:tab/> * buffer</text:p>
      <text:p text:style-name="P6"><text:tab/> *</text:p>
      <text:p text:style-name="P6"><text:tab/> * get cache buffer</text:p>
      <text:p text:style-name="P6"><text:tab/> * <text:span text:style-name="T2">@return</text:span> string $buffer</text:p>
      <text:p text:style-name="P6"><text:tab/> */</text:p>
      <text:p text:style-name="P6"><text:tab/>public function buffer();</text:p>
      <text:p text:style-name="P6"/>
      <text:p text:style-name="P6"><text:s text:c="2"/><text:tab/>/**</text:p>
      <text:p text:style-name="P6"><text:s text:c="2"/><text:tab/> * adapter</text:p>
      <text:p text:style-name="P6"><text:s text:c="2"/><text:tab/> *</text:p>
      <text:p text:style-name="P6"><text:s text:c="2"/><text:tab/> * get the implementation adapter.</text:p>
      <text:p text:style-name="P6"><text:s text:c="2"/><text:tab/> * <text:span text:style-name="T2">@return</text:span> object $adapter = adapter.</text:p>
      <text:p text:style-name="P6"><text:s text:c="2"/><text:tab/> */</text:p>
      <text:p text:style-name="P6"><text:s text:c="2"/><text:tab/>public function adapter();</text:p>
      <text:p text:style-name="P6"/>
      <text:p text:style-name="P6"><text:tab/>/**</text:p>
      <text:p text:style-name="P6"><text:tab/> * source</text:p>
      <text:p text:style-name="P6"><text:tab/> *</text:p>
      <text:p text:style-name="P6"><text:tab/> * get/set the source name</text:p>
      <text:p text:style-name="P6"><text:tab/> * <text:span text:style-name="T2">@param</text:span> string $source = (optional) source name, null to query</text:p>
      <text:p text:style-name="P6"><text:tab/> * <text:span text:style-name="T2">@return</text:span> string $source</text:p>
      <text:p text:style-name="P6"><text:tab/> */</text:p>
      <text:p text:style-name="P6"><text:tab/>public function source($source=null);</text:p>
      <text:p text:style-name="P6"/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erialize\iSerialize<text:tab/><text:tab/><text:tab/><text:page-number text:select-page="current">3</text:page-number><text:tab/><text:tab/><text:tab/><text:date style:data-style-name="N76" text:date-value="2012-07-23T12:09:12">July 23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9H16M36S</meta:editing-duration>
    <meta:editing-cycles>50</meta:editing-cycles>
    <meta:generator>OpenOffice.org/3.2$Linux OpenOffice.org_project/320m12$Build-9483</meta:generator>
    <meta:initial-creator>Jay Wheeler</meta:initial-creator>
    <dc:date>2012-07-23T12:09:12</dc:date>
    <dc:creator>Jay Wheeler</dc:creator>
    <meta:document-statistic meta:table-count="7" meta:image-count="0" meta:object-count="0" meta:page-count="12" meta:paragraph-count="234" meta:word-count="1005" meta:character-count="6669"/>
    <meta:template xlink:type="simple" xlink:actuate="onRequest" xlink:title="ClassDefault" xlink:href="../ClassDefault.ott" meta:date="2012-06-12T12:20:04"/>
  </office:meta>
</office:document-meta>
</file>